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fo:font-style="italic" style:text-underline-style="none" style:font-style-asian="italic" style:font-style-complex="italic"/>
    </style:style>
    <style:style style:name="P6" style:family="paragraph" style:parent-style-name="Standard">
      <style:paragraph-properties fo:text-align="start" style:justify-single-word="false"/>
      <style:text-properties fo:font-style="normal" style:text-underline-style="none" style:font-style-asian="normal" style:font-style-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8" style:family="paragraph" style:parent-style-name="Standard">
      <style:paragraph-properties fo:text-align="start" style:justify-single-word="false"/>
      <style:text-properties fo:font-style="italic" style:text-underline-style="none" style:font-style-asian="italic" style:font-style-complex="italic"/>
    </style:style>
    <style:style style:name="P9" style:family="paragraph" style:parent-style-name="Standard">
      <style:paragraph-properties fo:text-align="start" style:justify-single-word="false"/>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e zur Homepage Büchertreff.de</text:p>
      <text:p text:style-name="P1"/>
      <text:p text:style-name="P2">Organizing the Content</text:p>
      <text:p text:style-name="P4"/>
      <text:p text:style-name="P5">Strukturierung der Inhalte, Informationshierarchien, Menge der Inhalt pro Seite</text:p>
      <text:p text:style-name="P4"/>
      <text:p text:style-name="P4">Im oberen Bereich der Homepage befinden sich die wichtigsten Menüpunkte, wie Login, Registrierung und allgemeine Features der Seite. Am unteren Ende der Seite finden sich allerdings noch weitere Menüpunkte wieder, welche nicht auf den ersten Blick erkenntlich sind und dadurch leicht übersehen werden.</text:p>
      <text:p text:style-name="P4"/>
      <text:p text:style-name="P4">Die Inhalte der gesamten Homepage sind teils zweispaltig, teils dreispaltig, was die Konsistenz und Konsequenz des Layouts vermindert.</text:p>
      <text:p text:style-name="P4"/>
      <text:p text:style-name="P4">Die Inhalte selbst sind struktiert. Sie besitzen alle eine Überschrift, Informationen zur Erscheinung der Artikel und Operationen zur weiteren Verarbeitung des Artikels. </text:p>
      <text:p text:style-name="P4">Die einzelnen Artikel und Teile der Homepage können alle minimiert werden, was zur Übersichtlichkeit und Fokusierung auf spezielle Inhalte beiträgt.</text:p>
      <text:p text:style-name="P4"/>
      <text:p text:style-name="P4">Es sind insgesamt zu viele Inhalte auf einer Seite, da teilweise am linken und rechten Rand Werbungen und Teile des Menüs zu finden sind. Das lenkt von dem eigentlichen Hauptteil der Seite ab. Es kommt noch hinzu, dass sich Werbeflächen nicht minimieren lassen.</text:p>
      <text:p text:style-name="P4"/>
      <text:p text:style-name="P5">Flach oder tiefe Struktur</text:p>
      <text:p text:style-name="P5"/>
      <text:p text:style-name="P6">Die Struktur des Menüs ist flach, was die Navigation erleichtert.</text:p>
      <text:p text:style-name="P5"/>
      <text:p text:style-name="P5">Informationsaufbereitung</text:p>
      <text:p text:style-name="P5"/>
      <text:p text:style-name="P6">Insgesamt werden die Inhalten graphisch und textuell dargestellt.</text:p>
      <text:p text:style-name="P6">Die Hauptinhalteinhalte werden durch ein Bild sowie einen dazugehörigen Text repräsentiert. Dieser Text wiederum besteht aus einer Überschrift, einer Unterüberschrift, einer Kategorisierung des Artikels, einer Bewertung des Artikels, dem eigentlichen Inhalt und den Optionen den Artikel weiterzulesen, zu beantworten und zum Seitenanfang zu springen. </text:p>
      <text:p text:style-name="P6"/>
      <text:p text:style-name="P5">Sitemap</text:p>
      <text:p text:style-name="P5"/>
      <text:p text:style-name="P6">Das Sitemap befindet sich am unteren Ende der Seite und wird durch Sitemap-Teile am rechten und linken Bildschirmrand ergänzt.</text:p>
      <text:p text:style-name="P6">Siehe Sitemap unten.jpg, Sitemap rechts.jpg, Sitemap links.jpg</text:p>
      <text:p text:style-name="P6"/>
      <text:p text:style-name="P6"/>
      <text:p text:style-name="P7">Getting Around</text:p>
      <text:p text:style-name="P5"/>
      <text:p text:style-name="P5">Übersichtlich oder undurschaubar? Selbsterklärend?</text:p>
      <text:p text:style-name="P5"/>
      <text:p text:style-name="P6">Die Seite ist nicht komplett übersichtlich, aber man kann sich damit zurecht finden. Die Inhalte an den Seitenrändern lenken allerdings von den Hauptinhalten ab und die Namen der Menüpunkte könnten aussagekräftiger sein. Mit einem Klick auf das Logo der Seite gelangt man beispielsweise nicht auf die Hauptseite zurück, sondern auf das Forum. Die Hauptseite heißt hier außerdem nicht Startseite sondern Portal.</text:p>
      <text:p text:style-name="P6">Wird eine Menüoption gewählt, so wird in der darauffolgenden Zeile angezeigt, in welchem <text:soft-page-break/>Menüpunkt man sich befindet. Dies erhöht die Übersichtlichkeit.</text:p>
      <text:p text:style-name="P5"/>
      <text:p text:style-name="P5">Navigationsmöglichkeiten</text:p>
      <text:p text:style-name="P5"/>
      <text:p text:style-name="P6">Es gibt ingesamt ein Hauptmenü in der oberen Mitte, eine Auswahl von Optionen zum Einloggen und Registrieren von Usern und am Ende der Homepage eine Übersicht über alle möglichen Menüpunkte. Dass manche Menüoptionen teilweise am linken und/oder Rand bereits geöffnet sind, irriert. Auch, dass manche Optionen (z.B. Registrieren) mehrfach auftauchen, ist negativ. </text:p>
      <text:p text:style-name="P5"/>
      <text:p text:style-name="P5">Navigationsebenen/Inhaltsebenen</text:p>
      <text:p text:style-name="P5"/>
      <text:p text:style-name="P6">Die Inhalte sind klar struktiert und kategorisiert. Die Menüebenen sind auch ziemlich flach. z.B. gehen nur bei zwei Menüpunkten (Stöbern und deine Seite) Untermenüs auf. Das erleichtert die Navigation.</text:p>
      <text:p text:style-name="P5"/>
      <text:p text:style-name="P5">Platzbedarf der Navigation im Verhältnis zum restlichen Screen</text:p>
      <text:p text:style-name="P5"/>
      <text:p text:style-name="P6">Der Platzbedarf ist relativ gering. Man könnte ihn allerdings noch weiter vermindern, indem man eine einzige oder höchstens Menüleiste anbietet, in denen alle Optionen aufgelistet werden. Somit würden auch keine Menüpunkte mehrfach auftauchen. </text:p>
      <text:p text:style-name="P5"/>
      <text:p text:style-name="P5">Diagramm der Navigation</text:p>
      <text:p text:style-name="P5"/>
      <text:p text:style-name="P6">Siehe Navigationsdiagramm Meli.vsd</text:p>
      <text:p text:style-name="P5"/>
      <text:p text:style-name="P7">Organizing the Page</text:p>
      <text:p text:style-name="P5"/>
      <text:p text:style-name="P5">Layout: aufgeräumt/chaotisch</text:p>
      <text:p text:style-name="P5"/>
      <text:p text:style-name="P6">Das Layout wirkt chaotisch, da es sich immer wieder ändert. Von 2 Spalten zu 3 Spalten, teilweise mit Navigation in den Spalten und mit einem kompletten Menü am unteren Ende. Außerdem wird die Aufmerksamkeit der Benutzers immer wieder durch Bilder und Werbungen vermindert.</text:p>
      <text:p text:style-name="P5"/>
      <text:p text:style-name="P5">Erkennbares Gestaltungsraster?</text:p>
      <text:p text:style-name="P5"/>
      <text:p text:style-name="P6">Im oberen Bereich befindet sich eine Menüleiste, darunter der Hauptbereich.</text:p>
      <text:p text:style-name="P6">Der Hauptbereich ist, abgesehen vom Portal, in 2 Spalten aufgeteilt, wobei die linke Spalte den Hauptinhalt der Seite repräsentiert und die rechte Seite mit Bannern und Werbung versehen ist.</text:p>
      <text:p text:style-name="P6">Im Portal ist der Hauptbereich in 3 Spalten aufgeteilt, wobei die linke Spalte ebenfalls Banner enthält.</text:p>
      <text:p text:style-name="P6">Am unteren Ende der Seite befindet sich noch eine Übersicht über alle verfügbaren Menüoptionen. </text:p>
      <text:p text:style-name="P5"/>
      <text:p text:style-name="P5">Erkennbares Farbschema?</text:p>
      <text:p text:style-name="P5"/>
      <text:p text:style-name="P6">Es werden, dem Logo entsprechend, größtenteils Erdfarbtöne verwendet. (Braun, helles orange, beige)</text:p>
      <text:p text:style-name="P5"/>
      <text:p text:style-name="P5">Sekundäre Gestaltungselemente</text:p>
      <text:p text:style-name="P6"/>
      <text:p text:style-name="P6">Hierfür werden Icons verwendet, die dem Benutzer helfen sollen, sich leichter zurecht zu finden und die Wiedererkennbarkeit erhöhen. Für alle Menüpunkte im oberen Bereich gibt es solche Elemente, die allerdings nicht immer direkt zur Option passen. Allerdings bleiben diese Abbildunge <text:soft-page-break/>konsequenz gleich und ändern ihre Gestalt nicht. </text:p>
      <text:p text:style-name="P6"/>
      <text:p text:style-name="P7">Showing Complex Data</text:p>
      <text:p text:style-name="P5"/>
      <text:p text:style-name="P5">Wie werden Inhalte transportiert? (Text, Bild, Audio)</text:p>
      <text:p text:style-name="P5"/>
      <text:p text:style-name="P6">Inhalte werden über Bilder und Text transportiert. </text:p>
      <text:p text:style-name="P5"/>
      <text:p text:style-name="P5">Darstellungsarten und -qualität der Inhalte</text:p>
      <text:p text:style-name="P5"/>
      <text:p text:style-name="P6">Inhalte werden sehr verschieden dargestellt. Teilweise sind es große Bilder mit kleinem Untertitel, teilweise sind es nur textuelle Darstellungen, teilweise sind Bild und Text kombiniert. Außerdem ist die Seite zu 99% in Deutsch gehalten, hat aber teilweise englische Options-Titel.</text:p>
      <text:p text:style-name="P5"/>
      <text:p text:style-name="P5">Typographie</text:p>
      <text:p text:style-name="P5"/>
      <text:p text:style-name="P6">font-style: Italic</text:p>
      <text:p text:style-name="P6">font-weight: normal</text:p>
      <text:p text:style-name="P4">font-family: Verdana, Arial, Sans-Serif</text:p>
      <text:p text:style-name="P4"/>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6:19:56.63</meta:creation-date>
    <dc:date>2013-10-24T13:34:12.06</dc:date>
    <meta:editing-duration>PT2H2M39S</meta:editing-duration>
    <meta:editing-cycles>28</meta:editing-cycles>
    <meta:generator>OpenOffice.org/3.4.1$Win32 OpenOffice.org_project/341m1$Build-9593</meta:generator>
    <meta:document-statistic meta:table-count="0" meta:image-count="0" meta:object-count="0" meta:page-count="3" meta:paragraph-count="49" meta:word-count="726" meta:character-count="5320"/>
  </office:meta>
</office:document-meta>
</file>